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14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0"/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項目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負責人</text:p>
          </table:table-cell>
          <table:table-cell/>
        </table:table-row>
        <table:table-row table:style-name="ro1">
          <table:table-cell table:style-name="ce1" office:value-type="string" calcext:value-type="string">
            <text:p>保哥30天精通Git版本控管第六到十天</text:p>
          </table:table-cell>
          <table:table-cell office:value-type="date" office:date-value="2017-09-07" calcext:value-type="date">
            <text:p>2017/9/7</text:p>
          </table:table-cell>
          <table:table-cell/>
          <table:table-cell office:value-type="string" calcext:value-type="string">
            <text:p>http://ithelp.ithome.com.tw/users/20004901/ironman/525</text:p>
          </table:table-cell>
        </table:table-row>
        <table:table-row table:style-name="ro2">
          <table:table-cell table:style-name="ce1" office:value-type="string" calcext:value-type="string">
            <text:p>第一堂 程式設計所需要的基礎知識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第二堂 快速瞭解Python程式語言 </text:p>
          </table:table-cell>
          <table:table-cell office:value-type="date" office:date-value="2017-09-14" calcext:value-type="date">
            <text:p>2017/9/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三堂 Python程式設計環境的安裝與設定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四堂 Python套件管理與線上資源 </text:p>
          </table:table-cell>
          <table:table-cell office:value-type="date" office:date-value="2017-09-21" calcext:value-type="date">
            <text:p>2017/9/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五堂 開始設計Python程式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六堂 Python程式語言速覽 </text:p>
          </table:table-cell>
          <table:table-cell office:value-type="date" office:date-value="2017-09-28" calcext:value-type="date">
            <text:p>2017/9/28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第七堂 程式控制流程 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1" office:value-type="string" calcext:value-type="string">
            <text:p>第八堂 檔案、資料檔與資料庫的操作 </text:p>
          </table:table-cell>
          <table:table-cell office:value-type="date" office:date-value="2017-10-05" calcext:value-type="date">
            <text:p>2017/10/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九堂 Python網頁資料擷取基礎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十堂 Python網頁資料擷取實務 </text:p>
          </table:table-cell>
          <table:table-cell office:value-type="date" office:date-value="2017-10-12" calcext:value-type="date">
            <text:p>2017/10/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十一堂 Firebase線上即時資料庫操作實務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十二堂 Python應用案例 </text:p>
          </table:table-cell>
          <table:table-cell office:value-type="date" office:date-value="2017-10-19" calcext:value-type="date">
            <text:p>2017/10/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十三堂 Python繪圖與影像處理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十四堂 用Python打造特色網站 </text:p>
          </table:table-cell>
          <table:table-cell office:value-type="date" office:date-value="2017-10-26" calcext:value-type="date">
            <text:p>2017/10/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第十五堂 Django網站開發與部署 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第十六堂 提升Python能力的下一步 </text:p>
          </table:table-cell>
          <table:table-cell office:value-type="date" office:date-value="2017-11-02" calcext:value-type="date">
            <text:p>2017/11/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 style:data-style-name="N2" text:time-value="18:47:27.97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7:46:52.291000000</meta:creation-date>
    <dc:date>2017-09-01T18:58:20.168000000</dc:date>
    <meta:editing-duration>PT18M36S</meta:editing-duration>
    <meta:editing-cycles>3</meta:editing-cycles>
    <meta:generator>NDCODFApplicationTools/0.1.1$Windows_x86 LibreOffice_project/0f08bd63a279600245557ebc4779946afbf213c1</meta:generator>
    <meta:document-statistic meta:table-count="1" meta:cell-count="30" meta:object-count="0"/>
  </office:meta>
</office:document-meta>
</file>